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64ae" officeooo:paragraph-rsid="000e64ae"/>
    </style:style>
    <style:style style:name="P2" style:family="paragraph" style:parent-style-name="Text_20_body">
      <style:text-properties officeooo:rsid="00103a5d" officeooo:paragraph-rsid="000e64ae"/>
    </style:style>
    <style:style style:name="P3" style:family="paragraph" style:parent-style-name="Text_20_body">
      <style:text-properties officeooo:rsid="00103a5d" officeooo:paragraph-rsid="00103a5d"/>
    </style:style>
    <style:style style:name="P4" style:family="paragraph" style:parent-style-name="Text_20_body">
      <style:text-properties officeooo:rsid="0011dc19" officeooo:paragraph-rsid="0011dc19"/>
    </style:style>
    <style:style style:name="P5" style:family="paragraph" style:parent-style-name="Title">
      <style:text-properties officeooo:rsid="000e64ae" officeooo:paragraph-rsid="000e64ae"/>
    </style:style>
    <style:style style:name="P6" style:family="paragraph" style:parent-style-name="Heading_20_1">
      <style:text-properties officeooo:rsid="000e64ae" officeooo:paragraph-rsid="000e64ae"/>
    </style:style>
    <style:style style:name="P7" style:family="paragraph" style:parent-style-name="Heading_20_1">
      <style:text-properties fo:font-style="normal" officeooo:rsid="00103a5d" officeooo:paragraph-rsid="00103a5d" style:font-style-asian="normal" style:font-style-complex="normal"/>
    </style:style>
    <style:style style:name="P8" style:family="paragraph" style:parent-style-name="Heading_20_1">
      <style:text-properties fo:font-style="normal" officeooo:rsid="00103a5d" officeooo:paragraph-rsid="0015a24a" style:font-style-asian="normal" style:font-style-complex="normal"/>
    </style:style>
    <style:style style:name="P9" style:family="paragraph" style:parent-style-name="Heading_20_1">
      <style:text-properties officeooo:rsid="0011dc19" officeooo:paragraph-rsid="0011dc19"/>
    </style:style>
    <style:style style:name="P10" style:family="paragraph" style:parent-style-name="Heading_20_1">
      <style:paragraph-properties fo:break-before="page"/>
      <style:text-properties officeooo:rsid="00103a5d" officeooo:paragraph-rsid="00103a5d"/>
    </style:style>
    <style:style style:name="P11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103a5d" officeooo:paragraph-rsid="00103a5d" style:font-style-asian="normal" style:font-style-complex="normal"/>
    </style:style>
    <style:style style:name="P13" style:family="paragraph" style:parent-style-name="Text_20_body">
      <style:text-properties officeooo:rsid="00103a5d" officeooo:paragraph-rsid="001607b4"/>
    </style:style>
    <style:style style:name="P14" style:family="paragraph" style:parent-style-name="Footnote">
      <style:text-properties officeooo:rsid="00111e59" officeooo:paragraph-rsid="001607b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3a5d" style:font-style-asian="italic" style:font-style-complex="italic"/>
    </style:style>
    <style:style style:name="T3" style:family="text">
      <style:text-properties fo:font-style="italic" officeooo:rsid="0015a24a" style:font-style-asian="italic" style:font-style-complex="italic"/>
    </style:style>
    <style:style style:name="T4" style:family="text">
      <style:text-properties fo:font-style="italic" officeooo:rsid="0010168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168c" style:font-style-asian="normal" style:font-style-complex="normal"/>
    </style:style>
    <style:style style:name="T7" style:family="text">
      <style:text-properties officeooo:rsid="001405a9"/>
    </style:style>
    <style:style style:name="T8" style:family="text">
      <style:text-properties officeooo:rsid="0015a2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 <text:span text:style-name="T7">A</text:span>nalysis</text:p>
      <text:p text:style-name="P5">Lab <text:span text:style-name="T7">Exercise 1</text:span></text:p>
      <text:p text:style-name="P1"/>
      <text:h text:style-name="P6" text:outline-level="1">Lab Objective: </text:h>
      <text:p text:style-name="P1">You have been given a file called <text:span text:style-name="T1">Albb.salar</text:span><text:span text:style-name="T2">ies</text:span><text:span text:style-name="T1">.2003.formatted.csv. <text:s/></text:span><text:span text:style-name="T5">Using this file, allow users to see the aggregated salaries for any given team. </text:span></text:p>
      <text:p text:style-name="P1">Using the methodology described in the lecture, create the following items. </text:p>
      <text:p text:style-name="P1">1. <text:s/>Problem definition.</text:p>
      <text:p text:style-name="P1">2. <text:s/>High level solution definition.</text:p>
      <text:p text:style-name="P1">3. <text:s/>Data Log.</text:p>
      <text:p text:style-name="P1">4. <text:s/>Detailed solution definition.</text:p>
      <text:p text:style-name="P1">5. <text:s/>Pseudo-code.</text:p>
      <text:p text:style-name="P1">6. <text:s/>Completed software.</text:p>
      <text:p text:style-name="P2"/>
      <text:p text:style-name="P3"/>
      <text:h text:style-name="P10" text:outline-level="1">Problem Definition. </text:h>
      <text:p text:style-name="P3">Among your team, discuss the problem given and write a high level problem definition statement. <text:s/>Title this document <text:span text:style-name="T1">Lab1 Problem Definition</text:span><text:span text:style-name="T5">. <text:s/>Remember that you should be taking into account all aspects of the problem, including what inputs and outputs will be defined. <text:s/></text:span></text:p>
      <text:h text:style-name="P7" text:outline-level="1">High level solution definition. </text:h>
      <text:p text:style-name="P12">Once you have created the problem definition, define a high level solution. <text:s/>Remember not to go too deeply into the solution. <text:s/>That will come in Step 4. <text:s/>Consider how you would solve this problem using only manual processes and encode these into your definition. </text:p>
      <text:p text:style-name="P3"><text:span text:style-name="T5">Title this document </text:span><text:span text:style-name="T1">Lab1 High level solution.</text:span></text:p>
      <text:h text:style-name="P8" text:outline-level="1">Data <text:span text:style-name="T8">dictionary</text:span>.</text:h>
      <text:p text:style-name="P12">Create a simple data <text:span text:style-name="T8">dictionary </text:span>for the given data source. Include the field name, type and description in the <text:span text:style-name="T8">dictionary</text:span>. </text:p>
      <text:p text:style-name="P3"><text:span text:style-name="T5">Title this document </text:span><text:span text:style-name="T1">Lab1 Data </text:span><text:span text:style-name="T3">Dictionary</text:span><text:span text:style-name="T1">.</text:span></text:p>
      <text:h text:style-name="P7" text:outline-level="1">Low level solution definition. </text:h>
      <text:p text:style-name="P13"><text:span text:style-name="T5">Write in english the steps that your program will take to solve the assigned task. <text:s/>Again, visualize the process as a series of manual steps. <text:s/></text:span><text:span text:style-name="T6">Do not worry about exception handling in this lab. <text:s/>Only the “</text:span><text:span text:style-name="T4">Golden Path”</text:span><text:span text:style-name="T4"><text:note text:id="ftn0" text:note-class="footnote"><text:note-citation>1</text:note-citation><text:note-body><text:p text:style-name="P14">The “Golden Path” refers to the default scenario in the code, without exception or error handling. </text:p></text:note-body></text:note></text:span><text:span text:style-name="T4"> </text:span><text:span text:style-name="T6">should be considered. <text:s/></text:span></text:p>
      <text:h text:style-name="P7" text:outline-level="1">Pseudocode.</text:h>
      <text:p text:style-name="P3"><text:span text:style-name="T5">Take the low level definition created and write </text:span><text:span text:style-name="T1">pseudocode</text:span><text:span text:style-name="T5"> that will approximate the actual code to implement the requested task. <text:s/></text:span></text:p>
      <text:p text:style-name="P12"/>
      <text:h text:style-name="P9" text:outline-level="1">Final software solution.</text:h>
      <text:p text:style-name="P4">Create a java program that implements the lab exercise. <text:s/>Write this software using the pseudocode as the guide. <text:s/>Your program should be called <text:span text:style-name="T1">Lab1Exercise.java</text:span><text:span text:style-name="T5">. <text:s/></text:span></text:p>
      <text:p text:style-name="P12"/>
      <text:h text:style-name="P11" text:outline-level="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3:32:36.175931122</meta:creation-date>
    <meta:generator>LibreOffice/4.3.7.2$Linux_X86_64 LibreOffice_project/430m0$Build-2</meta:generator>
    <dc:date>2016-07-13T19:19:25.972227972</dc:date>
    <meta:editing-duration>PT31M52S</meta:editing-duration>
    <meta:editing-cycles>3</meta:editing-cycles>
    <meta:document-statistic meta:table-count="0" meta:image-count="0" meta:object-count="0" meta:page-count="3" meta:paragraph-count="26" meta:word-count="296" meta:character-count="1925" meta:non-whitespace-character-count="1621"/>
  </office:meta>
</office:document-meta>
</file>